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391in" table:align="left"/>
    </style:style>
    <style:style style:name="Table1.A" style:family="table-column">
      <style:table-column-properties style:column-width="1.3514in"/>
    </style:style>
    <style:style style:name="Table1.B" style:family="table-column">
      <style:table-column-properties style:column-width="0.691in"/>
    </style:style>
    <style:style style:name="Table1.C" style:family="table-column">
      <style:table-column-properties style:column-width="0.6194in"/>
    </style:style>
    <style:style style:name="Table1.D" style:family="table-column">
      <style:table-column-properties style:column-width="0.4965in"/>
    </style:style>
    <style:style style:name="Table1.E" style:family="table-column">
      <style:table-column-properties style:column-width="1.1465in"/>
    </style:style>
    <style:style style:name="Table1.F" style:family="table-column">
      <style:table-column-properties style:column-width="2.086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5.384in"/>
    </style:style>
    <style:style style:name="Table2.C" style:family="table-column">
      <style:table-column-properties style:column-width="0.1569in"/>
    </style:style>
    <style:style style:name="Table2.H" style:family="table-column">
      <style:table-column-properties style:column-width="0.356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5.284in"/>
    </style:style>
    <style:style style:name="Table3.C" style:family="table-column">
      <style:table-column-properties style:column-width="0.1569in"/>
    </style:style>
    <style:style style:name="Table3.H" style:family="table-column">
      <style:table-column-properties style:column-width="0.373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5.3021in"/>
    </style:style>
    <style:style style:name="Table4.C" style:family="table-column">
      <style:table-column-properties style:column-width="0.1569in"/>
    </style:style>
    <style:style style:name="Table4.H" style:family="table-column">
      <style:table-column-properties style:column-width="0.355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2507in"/>
    </style:style>
    <style:style style:name="Table5.B" style:family="table-column">
      <style:table-column-properties style:column-width="5.3146in"/>
    </style:style>
    <style:style style:name="Table5.C" style:family="table-column">
      <style:table-column-properties style:column-width="0.1569in"/>
    </style:style>
    <style:style style:name="Table5.H" style:family="table-column">
      <style:table-column-properties style:column-width="0.343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0.2507in"/>
    </style:style>
    <style:style style:name="Table6.B" style:family="table-column">
      <style:table-column-properties style:column-width="5.3111in"/>
    </style:style>
    <style:style style:name="Table6.C" style:family="table-column">
      <style:table-column-properties style:column-width="0.1569in"/>
    </style:style>
    <style:style style:name="Table6.H" style:family="table-column">
      <style:table-column-properties style:column-width="0.346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0.2507in"/>
    </style:style>
    <style:style style:name="Table7.B" style:family="table-column">
      <style:table-column-properties style:column-width="5.3181in"/>
    </style:style>
    <style:style style:name="Table7.C" style:family="table-column">
      <style:table-column-properties style:column-width="0.1569in"/>
    </style:style>
    <style:style style:name="Table7.H" style:family="table-column">
      <style:table-column-properties style:column-width="0.3396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in" fo:margin-bottom="0in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in" fo:margin-bottom="0in" style:contextual-spacing="false"/>
    </style:style>
    <style:style style:name="P47" style:family="paragraph" style:parent-style-name="Text_20_body" style:list-style-name="L24"/>
    <style:style style:name="P48" style:family="paragraph" style:parent-style-name="Text_20_body" style:list-style-name="L24">
      <style:paragraph-properties fo:margin-top="0in" fo:margin-bottom="0in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in" fo:margin-bottom="0in" style:contextual-spacing="false"/>
    </style:style>
    <style:style style:name="P51" style:family="paragraph" style:parent-style-name="Text_20_body" style:list-style-name="L26"/>
    <style:style style:name="P52" style:family="paragraph" style:parent-style-name="Text_20_body" style:list-style-name="L26">
      <style:paragraph-properties fo:margin-top="0in" fo:margin-bottom="0in" style:contextual-spacing="false"/>
    </style:style>
    <style:style style:name="P53" style:family="paragraph" style:parent-style-name="Text_20_body" style:list-style-name="L27"/>
    <style:style style:name="P54" style:family="paragraph" style:parent-style-name="Text_20_body" style:list-style-name="L27">
      <style:paragraph-properties fo:margin-top="0in" fo:margin-bottom="0in" style:contextual-spacing="false"/>
    </style:style>
    <style:style style:name="P55" style:family="paragraph" style:parent-style-name="Text_20_body" style:list-style-name="L28"/>
    <style:style style:name="P56" style:family="paragraph" style:parent-style-name="Text_20_body" style:list-style-name="L28">
      <style:paragraph-properties fo:margin-top="0in" fo:margin-bottom="0in" style:contextual-spacing="false"/>
    </style:style>
    <style:style style:name="P57" style:family="paragraph" style:parent-style-name="Text_20_body" style:list-style-name="L29"/>
    <style:style style:name="P58" style:family="paragraph" style:parent-style-name="Text_20_body" style:list-style-name="L29">
      <style:paragraph-properties fo:margin-top="0in" fo:margin-bottom="0in" style:contextual-spacing="false"/>
    </style:style>
    <style:style style:name="P59" style:family="paragraph" style:parent-style-name="Text_20_body" style:list-style-name="L30"/>
    <style:style style:name="P60" style:family="paragraph" style:parent-style-name="Text_20_body" style:list-style-name="L3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'll provide a detailed academic review of your questionnaire, focusing on methodological rigor and validity concerns.</text:p>
      <text:h text:style-name="Heading_20_2" text:outline-level="2">Overall Assessment</text:h>
      <text:p text:style-name="Text_20_body">The questionnaire addresses a relevant research topic with a clear theoretical framework. However, several critical issues need addressing before distribution.</text:p>
      <text:h text:style-name="Heading_20_2" text:outline-level="2">Major Issues Requiring Revision</text:h>
      <text:h text:style-name="Heading_20_3" text:outline-level="3">1. <text:span text:style-name="Strong_20_Emphasis">Duplicate Item (Critical)</text:span></text:h>
      <text:list text:style-name="L1">
        <text:list-item>
          <text:p text:style-name="P4"><text:span text:style-name="Strong_20_Emphasis">Items 11 and 18 are identical</text:span> - "The utility leverages the latest technologies available for the water sector" </text:p>
        </text:list-item>
        <text:list-item>
          <text:p text:style-name="P3"><text:span text:style-name="Strong_20_Emphasis">Action:</text:span> Remove Item 18 entirely </text:p>
        </text:list-item>
      </text:list>
      <text:h text:style-name="Heading_20_3" text:outline-level="3">2. <text:span text:style-name="Strong_20_Emphasis">Double-Barreled Questions</text:span></text:h>
      <text:p text:style-name="Text_20_body">Item 14 asks about multiple distinct concepts:</text:p>
      <text:list text:style-name="L2">
        <text:list-item>
          <text:p text:style-name="P6">Two-way communication </text:p>
        </text:list-item>
        <text:list-item>
          <text:p text:style-name="P6">Remote meter readings </text:p>
        </text:list-item>
        <text:list-item>
          <text:p text:style-name="P6">Detailed consumption data </text:p>
        </text:list-item>
        <text:list-item>
          <text:p text:style-name="P5">Dynamic pricing </text:p>
        </text:list-item>
      </text:list>
      <text:p text:style-name="Text_20_body"><text:span text:style-name="Strong_20_Emphasis">Recommendation:</text:span> Split into 2-3 separate items:</text:p>
      <text:list text:style-name="L3">
        <text:list-item>
          <text:p text:style-name="P8">"All customer meters enable two-way communication and remote readings" </text:p>
        </text:list-item>
        <text:list-item>
          <text:p text:style-name="P8">"Smart meters provide detailed consumption data to support usage analysis" </text:p>
        </text:list-item>
        <text:list-item>
          <text:p text:style-name="P7">"The utility has capability for dynamic pricing based on consumption patterns" </text:p>
        </text:list-item>
      </text:list>
      <text:h text:style-name="Heading_20_3" text:outline-level="3">3. <text:span text:style-name="Strong_20_Emphasis">Negatively Worded Item</text:span></text:h>
      <text:p text:style-name="Text_20_body">Item 7: "The employees are not resisting..." creates confusion in Likert scaling.</text:p>
      <text:p text:style-name="Text_20_body"><text:span text:style-name="Strong_20_Emphasis">Recommendation:</text:span> Rephrase positively: "Employees actively support the digital transformation process"</text:p>
      <text:h text:style-name="Heading_20_3" text:outline-level="3">4. <text:span text:style-name="Strong_20_Emphasis">Vague or Ambiguous Items</text:span></text:h>
      <text:p text:style-name="Text_20_body"><text:span text:style-name="Strong_20_Emphasis">Item 5:</text:span> "enhance the operations that depend on digital transformation" is circular.</text:p>
      <text:list text:style-name="L4">
        <text:list-item>
          <text:p text:style-name="P9"><text:span text:style-name="Strong_20_Emphasis">Suggest:</text:span> "The utility's digital strategy targets measurable operational improvements" </text:p>
        </text:list-item>
      </text:list>
      <text:p text:style-name="Text_20_body"><text:span text:style-name="Strong_20_Emphasis">Item 35:</text:span> "adapts its operations to climate change impacts" lacks specificity.</text:p>
      <text:list text:style-name="L5">
        <text:list-item>
          <text:p text:style-name="P10"><text:span text:style-name="Strong_20_Emphasis">Suggest:</text:span> "The utility has implemented specific adaptation measures for climate-related risks (e.g., drought preparedness, infrastructure resilience)" </text:p>
        </text:list-item>
      </text:list>
      <text:h text:style-name="Heading_20_3" text:outline-level="3">5. <text:span text:style-name="Strong_20_Emphasis">Measurement Scale Concerns</text:span></text:h>
      <text:p text:style-name="Text_20_body">The instructions ask arbitrators to evaluate "appropriateness" and "validity" but the actual questionnaire will ask respondents to rate <text:span text:style-name="Strong_20_Emphasis">agreement</text:span> with statements. This creates a mismatch.</text:p>
      <text:p text:style-name="Text_20_body"><text:soft-page-break/><text:span text:style-name="Strong_20_Emphasis">For final questionnaire:</text:span> Ensure all items are statements respondents can meaningfully agree/disagree with based on their experience.</text:p>
      <text:p text:style-name="Text_20_body"><text:span text:style-name="Strong_20_Emphasis">Problematic items:</text:span></text:p>
      <text:list text:style-name="L6">
        <text:list-item>
          <text:p text:style-name="P12">Item 19: "Non-Revenue Water reduction targets are achieved" - respondents may not know specific targets </text:p>
        </text:list-item>
        <text:list-item>
          <text:p text:style-name="P11">Item 27: "hires people with disabilities" - binary yes/no might be more appropriate </text:p>
        </text:list-item>
      </text:list>
      <text:h text:style-name="Heading_20_2" text:outline-level="2">Structural Recommendations</text:h>
      <text:h text:style-name="Heading_20_3" text:outline-level="3">Demographics Section</text:h>
      <text:list text:style-name="L7">
        <text:list-item>
          <text:p text:style-name="P14"><text:span text:style-name="Strong_20_Emphasis">Gender terminology:</text:span> Use "Gender" rather than "Sex" for inclusivity </text:p>
        </text:list-item>
        <text:list-item>
          <text:p text:style-name="P14"><text:span text:style-name="Strong_20_Emphasis">Add response option:</text:span> "Prefer not to say" for gender </text:p>
        </text:list-item>
        <text:list-item>
          <text:p text:style-name="P14"><text:span text:style-name="Strong_20_Emphasis">Education level:</text:span> Add "Other" or "Professional certification" </text:p>
        </text:list-item>
        <text:list-item>
          <text:p text:style-name="P13"><text:span text:style-name="Strong_20_Emphasis">Managerial level:</text:span> Consider adding "Technical/Specialist staff" category </text:p>
        </text:list-item>
      </text:list>
      <text:h text:style-name="Heading_20_3" text:outline-level="3">Variable Organization</text:h>
      <text:p text:style-name="Text_20_body"><text:span text:style-name="Strong_20_Emphasis">Digital Strategy (Items 1-5):</text:span></text:p>
      <text:list text:style-name="L8">
        <text:list-item>
          <text:p text:style-name="P16">Generally sound, but Item 4 about budget allocation might be better in Economic Sustainability </text:p>
        </text:list-item>
        <text:list-item>
          <text:p text:style-name="P15">Consider adding item about performance monitoring of digital initiatives </text:p>
        </text:list-item>
      </text:list>
      <text:p text:style-name="Text_20_body"><text:span text:style-name="Strong_20_Emphasis">Culture (Items 6-10):</text:span></text:p>
      <text:list text:style-name="L9">
        <text:list-item>
          <text:p text:style-name="P18">Items focus heavily on positive attitudes </text:p>
        </text:list-item>
        <text:list-item>
          <text:p text:style-name="P18">Consider adding reverse-coded item for validity check </text:p>
        </text:list-item>
        <text:list-item>
          <text:p text:style-name="P17">Item 10 overlaps with collaboration themes - consider rewording to focus on knowledge sharing </text:p>
        </text:list-item>
      </text:list>
      <text:p text:style-name="Text_20_body"><text:span text:style-name="Strong_20_Emphasis">Technological Infrastructure (Items 11-18):</text:span></text:p>
      <text:list text:style-name="L10">
        <text:list-item>
          <text:p text:style-name="P20">After removing duplicate, you'll have 7 items </text:p>
        </text:list-item>
        <text:list-item>
          <text:p text:style-name="P20">Consider grouping: Core systems (GIS, SCADA), Smart infrastructure (meters, pressure), Analytics (data platforms) </text:p>
        </text:list-item>
        <text:list-item>
          <text:p text:style-name="P19">Item 13: "All facilities connected to SCADA" may be unrealistic - consider "Critical facilities" </text:p>
        </text:list-item>
      </text:list>
      <text:p text:style-name="Text_20_body"><text:span text:style-name="Strong_20_Emphasis">Economic Sustainability (Items 19-23):</text:span></text:p>
      <text:list text:style-name="L11">
        <text:list-item>
          <text:p text:style-name="P22">Well-structured overall </text:p>
        </text:list-item>
        <text:list-item>
          <text:p text:style-name="P21">Item 21: Clarify "reinvestments" - does this mean capital reinvestment or operational needs? </text:p>
        </text:list-item>
      </text:list>
      <text:p text:style-name="Text_20_body"><text:span text:style-name="Strong_20_Emphasis">Social Sustainability (Items 24-29):</text:span></text:p>
      <text:list text:style-name="L12">
        <text:list-item>
          <text:p text:style-name="P24">Item 27 feels disconnected from core water service sustainability </text:p>
        </text:list-item>
        <text:list-item>
          <text:p text:style-name="P24">Consider reframing around inclusive service design or accessibility </text:p>
        </text:list-item>
        <text:list-item>
          <text:p text:style-name="P23">Strong coverage of equity, affordability, and public health </text:p>
        </text:list-item>
      </text:list>
      <text:p text:style-name="Text_20_body"><text:span text:style-name="Strong_20_Emphasis">Environmental Sustainability (Items 30-35):</text:span></text:p>
      <text:list text:style-name="L13">
        <text:list-item>
          <text:p text:style-name="P26"><text:soft-page-break/>Good coverage of key areas </text:p>
        </text:list-item>
        <text:list-item>
          <text:p text:style-name="P26">Item 31 overlaps significantly with NRW reduction (Item 19) </text:p>
        </text:list-item>
        <text:list-item>
          <text:p text:style-name="P25">Consider consolidating or clarifying distinction </text:p>
        </text:list-item>
      </text:list>
      <text:h text:style-name="Heading_20_2" text:outline-level="2">Methodological Concerns</text:h>
      <text:h text:style-name="Heading_20_3" text:outline-level="3">1. <text:span text:style-name="Strong_20_Emphasis">Social Desirability Bias</text:span></text:h>
      <text:p text:style-name="Text_20_body">Many items reflect obviously "desirable" practices. Consider:</text:p>
      <text:list text:style-name="L14">
        <text:list-item>
          <text:p text:style-name="P28">Adding reverse-coded items </text:p>
        </text:list-item>
        <text:list-item>
          <text:p text:style-name="P28">Using more neutral wording </text:p>
        </text:list-item>
        <text:list-item>
          <text:p text:style-name="P27">Including behavioral indicators alongside attitudinal items </text:p>
        </text:list-item>
      </text:list>
      <text:h text:style-name="Heading_20_3" text:outline-level="3">2. <text:span text:style-name="Strong_20_Emphasis">Response Options</text:span></text:h>
      <text:p text:style-name="Text_20_body">Your scale goes from 1 (Strongly Disagree) to 5 (Strongly Agree), but:</text:p>
      <text:list text:style-name="L15">
        <text:list-item>
          <text:p text:style-name="P30">What if respondents don't know? Consider adding "Don't Know/Not Applicable" </text:p>
        </text:list-item>
        <text:list-item>
          <text:p text:style-name="P29">For factual items (Item 13: "All facilities connected"), agreement scales are inappropriate </text:p>
        </text:list-item>
      </text:list>
      <text:h text:style-name="Heading_20_3" text:outline-level="3">3. <text:span text:style-name="Strong_20_Emphasis">Pilot Testing</text:span></text:h>
      <text:p text:style-name="Text_20_body">Before distribution, conduct:</text:p>
      <text:list text:style-name="L16">
        <text:list-item>
          <text:p text:style-name="P32">Cognitive interviews with 5-7 target respondents </text:p>
        </text:list-item>
        <text:list-item>
          <text:p text:style-name="P32">Test for comprehension, interpretation consistency </text:p>
        </text:list-item>
        <text:list-item>
          <text:p text:style-name="P31">Calculate time to complete (aim for 10-15 minutes maximum) </text:p>
        </text:list-item>
      </text:list>
      <text:h text:style-name="Heading_20_2" text:outline-level="2">Specific Item-by-Item Recommendations</text:h>
      <text:p text:style-name="Text_20_body"><text:span text:style-name="Strong_20_Emphasis">Strengthen these items by making them more specific:</text:span></text:p>
      <text:list text:style-name="L17">
        <text:list-item>
          <text:p text:style-name="P34">Item 1: Add "...with defined milestones and timelines" </text:p>
        </text:list-item>
        <text:list-item>
          <text:p text:style-name="P34">Item 8: Specify what type of learning: "formal training programs" vs "informal learning opportunities" </text:p>
        </text:list-item>
        <text:list-item>
          <text:p text:style-name="P34">Item 16: Define "digital platforms" - mobile apps? Web portals? Call centers? </text:p>
        </text:list-item>
        <text:list-item>
          <text:p text:style-name="P33">Item 22: "Accurate and realistic data" is vague - specify "condition assessment data" or "lifecycle cost data" </text:p>
        </text:list-item>
      </text:list>
      <text:h text:style-name="Heading_20_2" text:outline-level="2">Critical Question About Research Design</text:h>
      <text:p text:style-name="Text_20_body"><text:span text:style-name="Strong_20_Emphasis">Your hypotheses test whether Digital Transformation impacts Sustainability, but your questionnaire measures perceptions of both simultaneously.</text:span></text:p>
      <text:p text:style-name="Text_20_body">This creates a problem: You cannot establish causality from cross-sectional perception data. Consider either:</text:p>
      <text:list text:style-name="L18">
        <text:list-item>
          <text:p text:style-name="P36">Revising hypotheses to focus on <text:span text:style-name="Strong_20_Emphasis">associations</text:span> rather than "impact" </text:p>
        </text:list-item>
        <text:list-item>
          <text:p text:style-name="P36">Adding objective performance data (NRW percentages, cost recovery rates, etc.) </text:p>
        </text:list-item>
        <text:list-item>
          <text:p text:style-name="P35">Using temporal language to establish sequence </text:p>
        </text:list-item>
      </text:list>
      <text:h text:style-name="Heading_20_2" text:outline-level="2"><text:soft-page-break/>Final Recommendation</text:h>
      <text:p text:style-name="Text_20_body"><text:span text:style-name="Strong_20_Emphasis">The questionnaire requires moderate to substantial revision</text:span> before distribution. Priority actions:</text:p>
      <text:list text:style-name="L19">
        <text:list-item>
          <text:p text:style-name="P38">Remove duplicate item (18) </text:p>
        </text:list-item>
        <text:list-item>
          <text:p text:style-name="P38">Split double-barreled items (especially 14) </text:p>
        </text:list-item>
        <text:list-item>
          <text:p text:style-name="P38">Clarify ambiguous wording throughout </text:p>
        </text:list-item>
        <text:list-item>
          <text:p text:style-name="P38">Add "Don't Know" response option </text:p>
        </text:list-item>
        <text:list-item>
          <text:p text:style-name="P38">Conduct pilot test with cognitive interviews </text:p>
        </text:list-item>
        <text:list-item>
          <text:p text:style-name="P38">Consider adding objective performance indicators </text:p>
        </text:list-item>
        <text:list-item>
          <text:p text:style-name="P37">Ensure alignment between perceptual measures and causal hypotheses </text:p>
        </text:list-item>
      </text:list>
      <text:p text:style-name="Text_20_body">The theoretical framework is sound, but execution needs refinement to ensure valid, reliable data collection. I'd recommend another arbitration round after revisions.</text:p>
      <text:p text:style-name="Text_20_body">Would you like me to provide specific revised wording for the problematic items?</text:p>
      <text:p text:style-name="Standard"/>
      <text:h text:style-name="P1" text:outline-level="1">Revised Questionnaire: The Impact of Digital Transformation on Sustainability in Jordanian Water Utilities</text:h>
      <text:p text:style-name="Horizontal_20_Line"/>
      <text:h text:style-name="Heading_20_2" text:outline-level="2">PART ONE: DEMOGRAPHIC INFORMATION</text:h>
      <text:p text:style-name="Text_20_body">Please indicate your response by placing a check mark (✔) in the appropriate box:</text:p>
      <text:p text:style-name="Text_20_body"><text:span text:style-name="Strong_20_Emphasis">1. Gender:</text:span></text:p>
      <text:list text:style-name="L20">
        <text:list-item>
          <text:p text:style-name="P40">[ ] Male </text:p>
        </text:list-item>
        <text:list-item>
          <text:p text:style-name="P40">[ ] Female </text:p>
        </text:list-item>
        <text:list-item>
          <text:p text:style-name="P39">[ ] Prefer not to say </text:p>
        </text:list-item>
      </text:list>
      <text:p text:style-name="Text_20_body"><text:span text:style-name="Strong_20_Emphasis">2. Age:</text:span></text:p>
      <text:list text:style-name="L21">
        <text:list-item>
          <text:p text:style-name="P42">[ ] Less than 30 years </text:p>
        </text:list-item>
        <text:list-item>
          <text:p text:style-name="P42">[ ] 30 to less than 40 years </text:p>
        </text:list-item>
        <text:list-item>
          <text:p text:style-name="P42">[ ] 40 to less than 50 years </text:p>
        </text:list-item>
        <text:list-item>
          <text:p text:style-name="P41">[ ] 50 years or above </text:p>
        </text:list-item>
      </text:list>
      <text:p text:style-name="Text_20_body"><text:span text:style-name="Strong_20_Emphasis">3. Years of Experience in Water Utilities:</text:span></text:p>
      <text:list text:style-name="L22">
        <text:list-item>
          <text:p text:style-name="P44">[ ] Less than 5 years </text:p>
        </text:list-item>
        <text:list-item>
          <text:p text:style-name="P44">[ ] 5 to less than 10 years </text:p>
        </text:list-item>
        <text:list-item>
          <text:p text:style-name="P44">[ ] 10 to less than 15 years </text:p>
        </text:list-item>
        <text:list-item>
          <text:p text:style-name="P43">[ ] 15 years or above </text:p>
        </text:list-item>
      </text:list>
      <text:p text:style-name="Text_20_body"><text:span text:style-name="Strong_20_Emphasis">4. Educational Level:</text:span></text:p>
      <text:list text:style-name="L23">
        <text:list-item>
          <text:p text:style-name="P46">[ ] Bachelor's degree </text:p>
        </text:list-item>
        <text:list-item>
          <text:p text:style-name="P46">[ ] Higher Diploma </text:p>
        </text:list-item>
        <text:list-item>
          <text:p text:style-name="P46">[ ] Master's degree </text:p>
        </text:list-item>
        <text:list-item>
          <text:p text:style-name="P46">[ ] Doctorate (Ph.D.) </text:p>
        </text:list-item>
        <text:list-item>
          <text:p text:style-name="P45">[ ] Other (please specify): __________ </text:p>
        </text:list-item>
      </text:list>
      <text:p text:style-name="Text_20_body"><text:span text:style-name="Strong_20_Emphasis">5. Organizational Level:</text:span></text:p>
      <text:list text:style-name="L24">
        <text:list-item>
          <text:p text:style-name="P48">[ ] Executive/Senior Management </text:p>
        </text:list-item>
        <text:list-item>
          <text:p text:style-name="P48">[ ] Middle Management </text:p>
        </text:list-item>
        <text:list-item>
          <text:p text:style-name="P48">[ ] Operational/Frontline Management </text:p>
        </text:list-item>
        <text:list-item>
          <text:p text:style-name="P47">[ ] Technical/Specialist Staff </text:p>
        </text:list-item>
      </text:list>
      <text:p text:style-name="Horizontal_20_Line"/>
      <text:h text:style-name="Heading_20_2" text:outline-level="2"><text:soft-page-break/>PART TWO: STUDY VARIABLES</text:h>
      <text:p text:style-name="Text_20_body"><text:span text:style-name="Strong_20_Emphasis">Instructions:</text:span> Please indicate the extent to which you agree with each statement based on your experience and knowledge of your water utility's current practices. Use the following scal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trongly Disagree</text:p>
            </table:table-cell>
            <table:table-cell table:style-name="Table1.A1" office:value-type="string">
              <text:p text:style-name="Table_20_Heading">Disagree</text:p>
            </table:table-cell>
            <table:table-cell table:style-name="Table1.A1" office:value-type="string">
              <text:p text:style-name="Table_20_Heading">Neutral</text:p>
            </table:table-cell>
            <table:table-cell table:style-name="Table1.A1" office:value-type="string">
              <text:p text:style-name="Table_20_Heading">Agree</text:p>
            </table:table-cell>
            <table:table-cell table:style-name="Table1.A1" office:value-type="string">
              <text:p text:style-name="Table_20_Heading">Strongly Agree</text:p>
            </table:table-cell>
            <table:table-cell table:style-name="Table1.A1" office:value-type="string">
              <text:p text:style-name="Table_20_Heading">Don't Know/Not Applicabl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N/A</text:p>
          </table:table-cell>
        </table:table-row>
      </table:table>
      <text:p text:style-name="Horizontal_20_Line"/>
      <text:h text:style-name="Heading_20_2" text:outline-level="2">SECTION A: DIGITAL TRANSFORMATION</text:h>
      <text:h text:style-name="Heading_20_3" text:outline-level="3">Digital Strategy</text:h>
      <table:table table:name="Table2" table:style-name="Table2">
        <table:table-column table:style-name="Table2.A"/>
        <table:table-column table:style-name="Table2.B"/>
        <table:table-column table:style-name="Table2.C" table:number-columns-repeated="5"/>
        <table:table-column table:style-name="Table2.H"/>
        <table:table-header-rows>
          <table:table-row>
            <table:table-cell table:style-name="Table2.A1" office:value-type="string">
              <text:p text:style-name="Table_20_Heading">#</text:p>
            </table:table-cell>
            <table:table-cell table:style-name="Table2.A1" office:value-type="string">
              <text:p text:style-name="Table_20_Heading">Statement</text:p>
            </table:table-cell>
            <table:table-cell table:style-name="Table2.A1" office:value-type="string">
              <text:p text:style-name="Table_20_Heading">1</text:p>
            </table:table-cell>
            <table:table-cell table:style-name="Table2.A1" office:value-type="string">
              <text:p text:style-name="Table_20_Heading">2</text:p>
            </table:table-cell>
            <table:table-cell table:style-name="Table2.A1" office:value-type="string">
              <text:p text:style-name="Table_20_Heading">3</text:p>
            </table:table-cell>
            <table:table-cell table:style-name="Table2.A1" office:value-type="string">
              <text:p text:style-name="Table_20_Heading">4</text:p>
            </table:table-cell>
            <table:table-cell table:style-name="Table2.A1" office:value-type="string">
              <text:p text:style-name="Table_20_Heading">5</text:p>
            </table:table-cell>
            <table:table-cell table:style-name="Table2.A1" office:value-type="string">
              <text:p text:style-name="Table_20_Heading">N/A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The utility has a well-defined digital transformation roadmap with specific milestones and timeline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The utility's digital transformation strategy is systematically designed to ensure effective implementation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The utility's digital strategy aligns with the organization's overall mission and strategic goal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The utility's annual budget includes dedicated allocations for digital transformation initiative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The utility's digital strategy targets measurable operational improvements in service delivery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The utility regularly monitors and evaluates progress toward digital transformation objective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h text:style-name="Heading_20_3" text:outline-level="3">Organizational Culture</text:h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/>
        <table:table-header-rows>
          <table:table-row>
            <table:table-cell table:style-name="Table3.A1" office:value-type="string">
              <text:p text:style-name="Table_20_Heading">#</text:p>
            </table:table-cell>
            <table:table-cell table:style-name="Table3.A1" office:value-type="string">
              <text:p text:style-name="Table_20_Heading">Statement</text:p>
            </table:table-cell>
            <table:table-cell table:style-name="Table3.A1" office:value-type="string">
              <text:p text:style-name="Table_20_Heading">1</text:p>
            </table:table-cell>
            <table:table-cell table:style-name="Table3.A1" office:value-type="string">
              <text:p text:style-name="Table_20_Heading">2</text:p>
            </table:table-cell>
            <table:table-cell table:style-name="Table3.A1" office:value-type="string">
              <text:p text:style-name="Table_20_Heading">3</text:p>
            </table:table-cell>
            <table:table-cell table:style-name="Table3.A1" office:value-type="string">
              <text:p text:style-name="Table_20_Heading">4</text:p>
            </table:table-cell>
            <table:table-cell table:style-name="Table3.A1" office:value-type="string">
              <text:p text:style-name="Table_20_Heading">5</text:p>
            </table:table-cell>
            <table:table-cell table:style-name="Table3.A1" office:value-type="string">
              <text:p text:style-name="Table_20_Heading">N/A</text:p>
            </table:table-cell>
          </table:table-row>
        </table:table-header-rows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Employees generally view digital transformation as beneficial for the water sector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8</text:p>
          </table:table-cell>
          <table:table-cell table:style-name="Table3.A1" office:value-type="string">
            <text:p text:style-name="Table_20_Contents">Employees actively support the digital transformation process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9</text:p>
          </table:table-cell>
          <table:table-cell table:style-name="Table3.A1" office:value-type="string">
            <text:p text:style-name="Table_20_Contents">The utility provides formal training programs related to digital technologies and tools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Employees regularly share knowledge and best practices related to digital transformation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11</text:p>
          </table:table-cell>
          <table:table-cell table:style-name="Table3.A1" office:value-type="string">
            <text:p text:style-name="Table_20_Contents">The utility encourages innovation and continuous improvement in digital initiatives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Table_20_Contents">12</text:p>
          </table:table-cell>
          <table:table-cell table:style-name="Table3.A1" office:value-type="string">
            <text:p text:style-name="Table_20_Contents">Organizational leadership actively champions digital transformation efforts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h text:style-name="Heading_20_3" text:outline-level="3">Technological Infrastructure</text:h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header-rows>
          <table:table-row>
            <table:table-cell table:style-name="Table4.A1" office:value-type="string">
              <text:p text:style-name="Table_20_Heading">#</text:p>
            </table:table-cell>
            <table:table-cell table:style-name="Table4.A1" office:value-type="string">
              <text:p text:style-name="Table_20_Heading">Statement</text:p>
            </table:table-cell>
            <table:table-cell table:style-name="Table4.A1" office:value-type="string">
              <text:p text:style-name="Table_20_Heading">1</text:p>
            </table:table-cell>
            <table:table-cell table:style-name="Table4.A1" office:value-type="string">
              <text:p text:style-name="Table_20_Heading">2</text:p>
            </table:table-cell>
            <table:table-cell table:style-name="Table4.A1" office:value-type="string">
              <text:p text:style-name="Table_20_Heading">3</text:p>
            </table:table-cell>
            <table:table-cell table:style-name="Table4.A1" office:value-type="string">
              <text:p text:style-name="Table_20_Heading">4</text:p>
            </table:table-cell>
            <table:table-cell table:style-name="Table4.A1" office:value-type="string">
              <text:p text:style-name="Table_20_Heading">5</text:p>
            </table:table-cell>
            <table:table-cell table:style-name="Table4.A1" office:value-type="string">
              <text:p text:style-name="Table_20_Heading">N/A</text:p>
            </table:table-cell>
          </table:table-row>
        </table:table-header-rows>
        <table:table-row>
          <table:table-cell table:style-name="Table4.A1" office:value-type="string">
            <text:p text:style-name="Table_20_Contents">13</text:p>
          </table:table-cell>
          <table:table-cell table:style-name="Table4.A1" office:value-type="string">
            <text:p text:style-name="Table_20_Contents">The utility deploys current digital technologies appropriate for water sector operations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14</text:p>
          </table:table-cell>
          <table:table-cell table:style-name="Table4.A1" office:value-type="string">
            <text:p text:style-name="Table_20_Contents">The utility maintains an accurate and up-to-date GIS database for operational decision-making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15</text:p>
          </table:table-cell>
          <table:table-cell table:style-name="Table4.A1" office:value-type="string">
            <text:p text:style-name="Table_20_Contents">Critical utility facilities are connected to SCADA systems for monitoring and control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ext:soft-page-break/>
        <table:table-row>
          <table:table-cell table:style-name="Table4.A1" office:value-type="string">
            <text:p text:style-name="Table_20_Contents">16</text:p>
          </table:table-cell>
          <table:table-cell table:style-name="Table4.A1" office:value-type="string">
            <text:p text:style-name="Table_20_Contents">Customer meters support two-way communication and remote reading capabilities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17</text:p>
          </table:table-cell>
          <table:table-cell table:style-name="Table4.A1" office:value-type="string">
            <text:p text:style-name="Table_20_Contents">Smart meters provide detailed consumption data that supports usage analysis and customer engagement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18</text:p>
          </table:table-cell>
          <table:table-cell table:style-name="Table4.A1" office:value-type="string">
            <text:p text:style-name="Table_20_Contents">The utility has technical capability for consumption-based pricing strategies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19</text:p>
          </table:table-cell>
          <table:table-cell table:style-name="Table4.A1" office:value-type="string">
            <text:p text:style-name="Table_20_Contents">Pressure management systems are deployed across distribution networks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20</text:p>
          </table:table-cell>
          <table:table-cell table:style-name="Table4.A1" office:value-type="string">
            <text:p text:style-name="Table_20_Contents">Digital platforms (web portals, mobile apps) facilitate customer service interactions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21</text:p>
          </table:table-cell>
          <table:table-cell table:style-name="Table4.A1" office:value-type="string">
            <text:p text:style-name="Table_20_Contents">The utility uses advanced data analytics platforms to support current and future decision-making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Table_20_Contents">22</text:p>
          </table:table-cell>
          <table:table-cell table:style-name="Table4.A1" office:value-type="string">
            <text:p text:style-name="Table_20_Contents">IoT sensors are deployed for real-time monitoring of water quality and system performance.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Horizontal_20_Line"/>
      <text:h text:style-name="Heading_20_2" text:outline-level="2">SECTION B: SUSTAINABILITY</text:h>
      <text:h text:style-name="Heading_20_3" text:outline-level="3">Economic Sustainability</text:h>
      <table:table table:name="Table5" table:style-name="Table5">
        <table:table-column table:style-name="Table5.A"/>
        <table:table-column table:style-name="Table5.B"/>
        <table:table-column table:style-name="Table5.C" table:number-columns-repeated="5"/>
        <table:table-column table:style-name="Table5.H"/>
        <table:table-header-rows>
          <table:table-row>
            <table:table-cell table:style-name="Table5.A1" office:value-type="string">
              <text:p text:style-name="Table_20_Heading">#</text:p>
            </table:table-cell>
            <table:table-cell table:style-name="Table5.A1" office:value-type="string">
              <text:p text:style-name="Table_20_Heading">Statement</text:p>
            </table:table-cell>
            <table:table-cell table:style-name="Table5.A1" office:value-type="string">
              <text:p text:style-name="Table_20_Heading">1</text:p>
            </table:table-cell>
            <table:table-cell table:style-name="Table5.A1" office:value-type="string">
              <text:p text:style-name="Table_20_Heading">2</text:p>
            </table:table-cell>
            <table:table-cell table:style-name="Table5.A1" office:value-type="string">
              <text:p text:style-name="Table_20_Heading">3</text:p>
            </table:table-cell>
            <table:table-cell table:style-name="Table5.A1" office:value-type="string">
              <text:p text:style-name="Table_20_Heading">4</text:p>
            </table:table-cell>
            <table:table-cell table:style-name="Table5.A1" office:value-type="string">
              <text:p text:style-name="Table_20_Heading">5</text:p>
            </table:table-cell>
            <table:table-cell table:style-name="Table5.A1" office:value-type="string">
              <text:p text:style-name="Table_20_Heading">N/A</text:p>
            </table:table-cell>
          </table:table-row>
        </table:table-header-rows>
        <table:table-row>
          <table:table-cell table:style-name="Table5.A1" office:value-type="string">
            <text:p text:style-name="Table_20_Contents">23</text:p>
          </table:table-cell>
          <table:table-cell table:style-name="Table5.A1" office:value-type="string">
            <text:p text:style-name="Table_20_Contents">The utility consistently achieves its Non-Revenue Water reduction targets.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Table_20_Contents">24</text:p>
          </table:table-cell>
          <table:table-cell table:style-name="Table5.A1" office:value-type="string">
            <text:p text:style-name="Table_20_Contents">The utility achieves a cost recovery rate that covers operational expenses.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Table_20_Contents">25</text:p>
          </table:table-cell>
          <table:table-cell table:style-name="Table5.A1" office:value-type="string">
            <text:p text:style-name="Table_20_Contents">Revenue generated by the utility is sufficient to fund necessary infrastructure reinvestment.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Table_20_Contents">26</text:p>
          </table:table-cell>
          <table:table-cell table:style-name="Table5.A1" office:value-type="string">
            <text:p text:style-name="Table_20_Contents">Asset management decisions (replacement and maintenance) are based on condition assessment data and lifecycle analysis.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Table_20_Contents">27</text:p>
          </table:table-cell>
          <table:table-cell table:style-name="Table5.A1" office:value-type="string">
            <text:p text:style-name="Table_20_Contents">Energy cost optimization strategies are guided by data analytics.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1" office:value-type="string">
            <text:p text:style-name="Table_20_Contents">28</text:p>
          </table:table-cell>
          <table:table-cell table:style-name="Table5.A1" office:value-type="string">
            <text:p text:style-name="Table_20_Contents">The utility maintains financial reserves adequate for long-term sustainability.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</table:table>
      <text:h text:style-name="Heading_20_3" text:outline-level="3">Social Sustainability</text:h>
      <table:table table:name="Table6" table:style-name="Table6">
        <table:table-column table:style-name="Table6.A"/>
        <table:table-column table:style-name="Table6.B"/>
        <table:table-column table:style-name="Table6.C" table:number-columns-repeated="5"/>
        <table:table-column table:style-name="Table6.H"/>
        <table:table-header-rows>
          <table:table-row>
            <table:table-cell table:style-name="Table6.A1" office:value-type="string">
              <text:p text:style-name="Table_20_Heading">#</text:p>
            </table:table-cell>
            <table:table-cell table:style-name="Table6.A1" office:value-type="string">
              <text:p text:style-name="Table_20_Heading">Statement</text:p>
            </table:table-cell>
            <table:table-cell table:style-name="Table6.A1" office:value-type="string">
              <text:p text:style-name="Table_20_Heading">1</text:p>
            </table:table-cell>
            <table:table-cell table:style-name="Table6.A1" office:value-type="string">
              <text:p text:style-name="Table_20_Heading">2</text:p>
            </table:table-cell>
            <table:table-cell table:style-name="Table6.A1" office:value-type="string">
              <text:p text:style-name="Table_20_Heading">3</text:p>
            </table:table-cell>
            <table:table-cell table:style-name="Table6.A1" office:value-type="string">
              <text:p text:style-name="Table_20_Heading">4</text:p>
            </table:table-cell>
            <table:table-cell table:style-name="Table6.A1" office:value-type="string">
              <text:p text:style-name="Table_20_Heading">5</text:p>
            </table:table-cell>
            <table:table-cell table:style-name="Table6.A1" office:value-type="string">
              <text:p text:style-name="Table_20_Heading">N/A</text:p>
            </table:table-cell>
          </table:table-row>
        </table:table-header-rows>
        <table:table-row>
          <table:table-cell table:style-name="Table6.A1" office:value-type="string">
            <text:p text:style-name="Table_20_Contents">29</text:p>
          </table:table-cell>
          <table:table-cell table:style-name="Table6.A1" office:value-type="string">
            <text:p text:style-name="Table_20_Contents">The utility ensures equitable access to safe water across all areas within its service territory.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30</text:p>
          </table:table-cell>
          <table:table-cell table:style-name="Table6.A1" office:value-type="string">
            <text:p text:style-name="Table_20_Contents">The utility offers financial assistance or support programs for low-income households.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31</text:p>
          </table:table-cell>
          <table:table-cell table:style-name="Table6.A1" office:value-type="string">
            <text:p text:style-name="Table_20_Contents">The utility consistently delivers safe, high-quality water that meets public health standards.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32</text:p>
          </table:table-cell>
          <table:table-cell table:style-name="Table6.A1" office:value-type="string">
            <text:p text:style-name="Table_20_Contents">Service delivery infrastructure and customer service systems are designed to be accessible to all community members.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33</text:p>
          </table:table-cell>
          <table:table-cell table:style-name="Table6.A1" office:value-type="string">
            <text:p text:style-name="Table_20_Contents">The utility conducts public awareness campaigns on water conservation and responsible usage.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34</text:p>
          </table:table-cell>
          <table:table-cell table:style-name="Table6.A1" office:value-type="string">
            <text:p text:style-name="Table_20_Contents">The utility maintains emergency response plans to ensure service continuity during crises.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Table_20_Contents">35</text:p>
          </table:table-cell>
          <table:table-cell table:style-name="Table6.A1" office:value-type="string">
            <text:p text:style-name="Table_20_Contents">Customer satisfaction with water services is regularly measured and shows positive trends.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</table:table>
      <text:h text:style-name="Heading_20_3" text:outline-level="3"><text:soft-page-break/>Environmental Sustainability</text:h>
      <table:table table:name="Table7" table:style-name="Table7">
        <table:table-column table:style-name="Table7.A"/>
        <table:table-column table:style-name="Table7.B"/>
        <table:table-column table:style-name="Table7.C" table:number-columns-repeated="5"/>
        <table:table-column table:style-name="Table7.H"/>
        <table:table-header-rows>
          <table:table-row>
            <table:table-cell table:style-name="Table7.A1" office:value-type="string">
              <text:p text:style-name="Table_20_Heading">#</text:p>
            </table:table-cell>
            <table:table-cell table:style-name="Table7.A1" office:value-type="string">
              <text:p text:style-name="Table_20_Heading">Statement</text:p>
            </table:table-cell>
            <table:table-cell table:style-name="Table7.A1" office:value-type="string">
              <text:p text:style-name="Table_20_Heading">1</text:p>
            </table:table-cell>
            <table:table-cell table:style-name="Table7.A1" office:value-type="string">
              <text:p text:style-name="Table_20_Heading">2</text:p>
            </table:table-cell>
            <table:table-cell table:style-name="Table7.A1" office:value-type="string">
              <text:p text:style-name="Table_20_Heading">3</text:p>
            </table:table-cell>
            <table:table-cell table:style-name="Table7.A1" office:value-type="string">
              <text:p text:style-name="Table_20_Heading">4</text:p>
            </table:table-cell>
            <table:table-cell table:style-name="Table7.A1" office:value-type="string">
              <text:p text:style-name="Table_20_Heading">5</text:p>
            </table:table-cell>
            <table:table-cell table:style-name="Table7.A1" office:value-type="string">
              <text:p text:style-name="Table_20_Heading">N/A</text:p>
            </table:table-cell>
          </table:table-row>
        </table:table-header-rows>
        <table:table-row>
          <table:table-cell table:style-name="Table7.A1" office:value-type="string">
            <text:p text:style-name="Table_20_Contents">36</text:p>
          </table:table-cell>
          <table:table-cell table:style-name="Table7.A1" office:value-type="string">
            <text:p text:style-name="Table_20_Contents">The utility has adopted a formal environmental management policy.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37</text:p>
          </table:table-cell>
          <table:table-cell table:style-name="Table7.A1" office:value-type="string">
            <text:p text:style-name="Table_20_Contents">Water leakage detection and repair systems effectively minimize distribution losses.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38</text:p>
          </table:table-cell>
          <table:table-cell table:style-name="Table7.A1" office:value-type="string">
            <text:p text:style-name="Table_20_Contents">The utility incorporates renewable energy sources where technically and economically feasible.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39</text:p>
          </table:table-cell>
          <table:table-cell table:style-name="Table7.A1" office:value-type="string">
            <text:p text:style-name="Table_20_Contents">The utility implements wastewater reuse programs to reduce environmental impact.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40</text:p>
          </table:table-cell>
          <table:table-cell table:style-name="Table7.A1" office:value-type="string">
            <text:p text:style-name="Table_20_Contents">The utility actively protects water sources from contamination through monitoring and protection measures.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The utility has implemented specific climate adaptation measures (e.g., drought preparedness, infrastructure resilience planning).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Table_20_Contents">42</text:p>
          </table:table-cell>
          <table:table-cell table:style-name="Table7.A1" office:value-type="string">
            <text:p text:style-name="Table_20_Contents">The utility monitors and works to reduce its carbon footprint and greenhouse gas emissions.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</table:table>
      <text:p text:style-name="Horizontal_20_Line"/>
      <text:h text:style-name="Heading_20_2" text:outline-level="2">Key Changes Implemented:</text:h>
      <text:p text:style-name="Text_20_body"><text:span text:style-name="Strong_20_Emphasis">Digital Strategy Section:</text:span></text:p>
      <text:list text:style-name="L25">
        <text:list-item>
          <text:p text:style-name="P50">Added Item 6 on monitoring/evaluation </text:p>
        </text:list-item>
        <text:list-item>
          <text:p text:style-name="P50">Clarified Item 5 about operational improvements </text:p>
        </text:list-item>
        <text:list-item>
          <text:p text:style-name="P49">Made Item 1 more specific with milestones/timelines </text:p>
        </text:list-item>
      </text:list>
      <text:p text:style-name="Text_20_body"><text:span text:style-name="Strong_20_Emphasis">Culture Section:</text:span></text:p>
      <text:list text:style-name="L26">
        <text:list-item>
          <text:p text:style-name="P52">Reworded Item 8 positively (removed negative framing) </text:p>
        </text:list-item>
        <text:list-item>
          <text:p text:style-name="P52">Split into 6 items for better coverage </text:p>
        </text:list-item>
        <text:list-item>
          <text:p text:style-name="P51">Added items on training specificity, knowledge sharing, innovation, and leadership </text:p>
        </text:list-item>
      </text:list>
      <text:p text:style-name="Text_20_body"><text:span text:style-name="Strong_20_Emphasis">Technological Infrastructure:</text:span></text:p>
      <text:list text:style-name="L27">
        <text:list-item>
          <text:p text:style-name="P54"><text:span text:style-name="Strong_20_Emphasis">Removed duplicate Item 18</text:span> </text:p>
        </text:list-item>
        <text:list-item>
          <text:p text:style-name="P54">Split former Item 14 into three distinct items (16, 17, 18) </text:p>
        </text:list-item>
        <text:list-item>
          <text:p text:style-name="P54">Changed "All facilities" to "Critical facilities" for Item 15 </text:p>
        </text:list-item>
        <text:list-item>
          <text:p text:style-name="P54">Added Item 22 on IoT sensors </text:p>
        </text:list-item>
        <text:list-item>
          <text:p text:style-name="P54">Clarified Item 20 about digital platforms </text:p>
        </text:list-item>
        <text:list-item>
          <text:p text:style-name="P53">Now 10 items total (was 8 with duplicate) </text:p>
        </text:list-item>
      </text:list>
      <text:p text:style-name="Text_20_body"><text:span text:style-name="Strong_20_Emphasis">Economic Sustainability:</text:span></text:p>
      <text:list text:style-name="L28">
        <text:list-item>
          <text:p text:style-name="P56">Added Item 28 on financial reserves </text:p>
        </text:list-item>
        <text:list-item>
          <text:p text:style-name="P56">Clarified Item 26 about asset management data </text:p>
        </text:list-item>
        <text:list-item>
          <text:p text:style-name="P55">Now 6 items (more robust) </text:p>
        </text:list-item>
      </text:list>
      <text:p text:style-name="Text_20_body"><text:span text:style-name="Strong_20_Emphasis">Social Sustainability:</text:span></text:p>
      <text:list text:style-name="L29">
        <text:list-item>
          <text:p text:style-name="P58">Replaced disability hiring item with accessibility focus (Item 32) </text:p>
        </text:list-item>
        <text:list-item>
          <text:p text:style-name="P58">Added Item 35 on customer satisfaction measurement </text:p>
        </text:list-item>
        <text:list-item>
          <text:p text:style-name="P58">Made Item 29 more specific about equity </text:p>
        </text:list-item>
        <text:list-item>
          <text:p text:style-name="P57"><text:soft-page-break/>Now 7 items with better coherence </text:p>
        </text:list-item>
      </text:list>
      <text:p text:style-name="Text_20_body"><text:span text:style-name="Strong_20_Emphasis">Environmental Sustainability:</text:span></text:p>
      <text:list text:style-name="L30">
        <text:list-item>
          <text:p text:style-name="P60">Kept Item 23 (NRW) separate from Item 37 (leakage control) - they measure different aspects </text:p>
        </text:list-item>
        <text:list-item>
          <text:p text:style-name="P60">Made Item 41 highly specific about climate adaptation </text:p>
        </text:list-item>
        <text:list-item>
          <text:p text:style-name="P60">Added Item 42 on carbon footprint </text:p>
        </text:list-item>
        <text:list-item>
          <text:p text:style-name="P59">Now 7 items with comprehensive coverage </text:p>
        </text:list-item>
      </text:list>
      <text:p text:style-name="Text_20_body"><text:span text:style-name="Strong_20_Emphasis">Total Items:</text:span> 42 (compared to 35 in original after removing duplicate)</text:p>
      <text:p text:style-name="Text_20_body"><text:span text:style-name="Strong_20_Emphasis">Response Scale:</text:span> Added "Don't Know/Not Applicable" option throughout for items where respondents may lack information</text:p>
      <text:p text:style-name="Text_20_body">This version is more methodologically sound, removes ambiguities, and provides better construct validity for your research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JO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JO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Arabic1" style:font-family-complex="'Noto Sans Arabi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Arabic1" style:font-family-complex="'Noto Sans Arabic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9:01:50.082906602</meta:creation-date>
    <dc:date>2025-10-04T19:02:40.398205046</dc:date>
    <meta:editing-duration>PT50S</meta:editing-duration>
    <meta:editing-cycles>2</meta:editing-cycles>
    <meta:generator>LibreOffice/24.2.7.2$Linux_X86_64 LibreOffice_project/420$Build-2</meta:generator>
    <meta:document-statistic meta:table-count="7" meta:image-count="0" meta:object-count="0" meta:page-count="9" meta:paragraph-count="313" meta:word-count="1890" meta:character-count="12909" meta:non-whitespace-character-count="11332"/>
  </office:meta>
</office:document-meta>
</file>